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serif" fo:font-size="12pt" style:font-size-asian="12pt" style:font-size-complex="12pt"/>
    </style:style>
    <style:style style:name="P2" style:family="paragraph" style:parent-style-name="Standard" style:list-style-name="L1">
      <style:text-properties style:font-name="serif" fo:font-size="12pt" officeooo:rsid="001ce29d" officeooo:paragraph-rsid="001ce29d" style:font-size-asian="12pt" style:font-size-complex="12pt"/>
    </style:style>
    <style:style style:name="P3" style:family="paragraph" style:parent-style-name="Standard" style:list-style-name="L1">
      <style:text-properties style:font-name="serif" fo:font-size="12pt" officeooo:rsid="001eadf6" officeooo:paragraph-rsid="001eadf6" style:font-size-asian="12pt" style:font-size-complex="12pt"/>
    </style:style>
    <style:style style:name="P4" style:family="paragraph" style:parent-style-name="Standard" style:list-style-name="L1">
      <style:text-properties fo:font-size="12pt" style:font-size-asian="12pt" style:font-size-complex="12pt"/>
    </style:style>
    <style:style style:name="P5" style:family="paragraph" style:parent-style-name="Standard" style:list-style-name="L1">
      <style:text-properties fo:font-size="12pt" officeooo:paragraph-rsid="001ce29d" style:font-size-asian="12pt" style:font-size-complex="12pt"/>
    </style:style>
    <style:style style:name="P6" style:family="paragraph" style:parent-style-name="Standard" style:list-style-name="L1">
      <style:text-properties fo:font-size="12pt" officeooo:paragraph-rsid="001eadf6" style:font-size-asian="12pt" style:font-size-complex="12pt"/>
    </style:style>
    <style:style style:name="P7" style:family="paragraph" style:parent-style-name="Standard" style:list-style-name="L1">
      <style:text-properties fo:font-size="12pt" officeooo:rsid="001ce29d" officeooo:paragraph-rsid="001ce29d" style:font-size-asian="12pt" style:font-size-complex="12pt"/>
    </style:style>
    <style:style style:name="T1" style:family="text">
      <style:text-properties style:font-name="serif"/>
    </style:style>
    <style:style style:name="T2" style:family="text">
      <style:text-properties style:font-name="serif" fo:font-size="15pt"/>
    </style:style>
    <style:style style:name="T3" style:family="text">
      <style:text-properties style:font-name="serif" fo:font-size="15pt" officeooo:rsid="001ce29d"/>
    </style:style>
    <style:style style:name="T4" style:family="text">
      <style:text-properties style:font-name="serif" officeooo:rsid="001ce29d"/>
    </style:style>
    <style:style style:name="T5" style:family="text">
      <style:text-properties style:font-name="monospace"/>
    </style:style>
    <style:style style:name="T6" style:family="text">
      <style:text-properties style:font-name="monospace" fo:font-size="15pt"/>
    </style:style>
    <style:style style:name="T7" style:family="text">
      <style:text-properties officeooo:rsid="001ce29d"/>
    </style:style>
    <style:style style:name="T8" style:family="text">
      <style:text-properties officeooo:rsid="001eadf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46676134" text:style-name="L1">
        <text:list-item>
          <text:p text:style-name="P5"><text:span text:style-name="T4">Crea dos usuarios llamados AluDaw1 y AluDaw2.</text:span></text:p>
        </text:list-item>
        <text:list-item>
          <text:p text:style-name="P7"><text:span text:style-name="T1">Crea un grupo llamado AlumnosDaw.</text:span></text:p>
        </text:list-item>
        <text:list-item>
          <text:p text:style-name="P7"><text:span text:style-name="T1">Añade a AluDaw1 y AluDaw2 en AlumnosDaw.</text:span></text:p>
        </text:list-item>
        <text:list-item>
          <text:p text:style-name="P7"><text:span text:style-name="T1">Añade a AluDaw2 al grupo Administradores.</text:span></text:p>
        </text:list-item>
        <text:list-item>
          <text:p text:style-name="P7"><text:span text:style-name="T1">Inicia sesión con AluDaw1. Prueba a cambiar la hora.</text:span></text:p>
        </text:list-item>
        <text:list-item>
          <text:p text:style-name="P7"><text:span text:style-name="T1">Cierra sesión con AluDaw2.</text:span></text:p>
        </text:list-item>
        <text:list-item>
          <text:p text:style-name="P7"><text:span text:style-name="T1">Inicia sesión Abre sesión con AluDaw2. Prueba a cambiar la hora del sistema.</text:span></text:p>
        </text:list-item>
        <text:list-item>
          <text:p text:style-name="P7"><text:span text:style-name="T1">Cierra sesión y abre una con el usuario Administrador.</text:span></text:p>
        </text:list-item>
        <text:list-item>
          <text:p text:style-name="P4"><text:span text:style-name="T4">C</text:span><text:span text:style-name="T1">rea en la unidad </text:span><text:span text:style-name="T5">C:</text:span> <text:span text:style-name="T1">una carpeta llamada Provisional. </text:span></text:p>
        </text:list-item>
        <text:list-item>
          <text:p text:style-name="P1"><text:span text:style-name="T7">P</text:span>repara esa carpeta para que todos los usuarios puedan escribir en ella <text:span text:style-name="T7">y tengan control total (Hay una entidad llamada todos)</text:span></text:p>
        </text:list-item>
        <text:list-item>
          <text:p text:style-name="P2">Cierra la sesión con el Administrador. </text:p>
        </text:list-item>
        <text:list-item>
          <text:p text:style-name="P2">Inicia sesión con AluDaw1. Crea con notepad un fichero con la frase “Pruebas seguridad”, dale el nombre de prueba.txt <text:span text:style-name="T8">dentro de Provisional.</text:span></text:p>
        </text:list-item>
        <text:list-item>
          <text:p text:style-name="P3">Comprueba que ha heredado sus permisos de la carpeta Provisional.</text:p>
        </text:list-item>
        <text:list-item>
          <text:p text:style-name="P3">Cambia los permisos impedir que el usuario AluDaw2 no pueda modificar este fichero.</text:p>
        </text:list-item>
        <text:list-item>
          <text:p text:style-name="P3">Crea dentro de prueba una nueva carpeta con el usuario AluDaw1 y usando este usuario cambia la propiedad de esta carpeta a AluDaw2.</text:p>
          <text:p text:style-name="P6"><text:span text:style-name="T1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7:03:43.978753216</meta:creation-date>
    <dc:date>2021-02-15T17:20:25.218219811</dc:date>
    <meta:editing-duration>PT4M51S</meta:editing-duration>
    <meta:editing-cycles>1</meta:editing-cycles>
    <meta:document-statistic meta:table-count="0" meta:image-count="0" meta:object-count="0" meta:page-count="1" meta:paragraph-count="15" meta:word-count="179" meta:character-count="1041" meta:non-whitespace-character-count="890"/>
    <meta:generator>LibreOffice/6.4.4.2$Linux_X86_64 LibreOffice_project/40$Build-2</meta:generator>
  </office:meta>
</office:document-meta>
</file>